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444444"/>
    </style:style>
    <style:style style:name="P5" style:family="paragraph" style:parent-style-name="Standard">
      <style:text-properties fo:color="#444444" fo:font-weight="bold" style:font-weight-asian="bold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-asian="PUQHDF+Arial-BoldMT" style:font-name-complex="PUQHDF+Arial-BoldMT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text-autospace="non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44444"/>
    </style:style>
    <style:style style:name="T3" style:family="text">
      <style:text-properties fo:color="#444444" fo:font-weight="bold" style:font-weight-asian="bold" style:font-weight-complex="bold"/>
    </style:style>
    <style:style style:name="T4" style:family="text">
      <style:text-properties fo:color="#444444" fo:font-style="italic" style:font-style-asian="italic" style:font-style-complex="italic"/>
    </style:style>
    <style:style style:name="T5" style:family="text">
      <style:text-properties fo:color="#333333"/>
    </style:style>
    <style:style style:name="T6" style:family="text">
      <style:text-properties fo:color="#333333" style:font-name="Arial" fo:font-size="9pt" style:font-size-asian="9pt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Georgia" fo:font-size="9pt" style:font-size-asian="9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-asian="PUQHDF+Arial-BoldMT" style:font-name-complex="PUQHDF+Arial-BoldMT"/>
    </style:style>
    <style:style style:name="T13" style:family="text">
      <style:text-properties fo:color="#272627" style:font-name-asian="PUQHDF+Arial-BoldMT" style:font-name-complex="PUQHDF+Arial-BoldMT"/>
    </style:style>
    <style:style style:name="T14" style:family="text">
      <style:text-properties fo:color="#272627" style:font-name-asian="VAUGVE+TimesNewRomanPSMT" style:font-name-complex="VAUGVE+TimesNewRomanPSM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eata i Tomasz Polakowie</text:p>
      <text:p text:style-name="P1"/>
      <text:p text:style-name="P3">Neofaszyzm - legitymizacja publiczna? </text:p>
      <text:p text:style-name="P1"/>
      <text:p text:style-name="P2">PRZEKROCZONY RUBIKON</text:p>
      <text:p text:style-name="Standard"><text:span text:style-name="T1">Właśnie stało się coś, co powinno być punktem zwrotnym debaty publicznej dotyczącej odradzania się faszyzmu w Polsce - zarejestrowane zostały przez sąd (m. in) Krzyż Celtycki, tzw. Zakaz pedałowania, Ręka z Mieczem czyli tzw. Falanga i </text:span><text:span text:style-name="T3">Orzeł w Koronie z Rózgami Liktorskimi</text:span><text:span text:style-name="T1">.</text:span></text:p>
      <text:p text:style-name="P2"><text:s/></text:p>
      <text:p text:style-name="Standard">Na stronie internetowej Narodowego Odrodzenia Polski można przeczytać następującej treści oświadczenie <text:s/>(powiadomienie?) prezesa NOP Adama Gmurczyka: "<text:span text:style-name="T4">Po blisko dwu latach walki prawnej, w tym przed Trybunałem Konstytucyjnym, w dniu 25 października 2011 sąd rejestrowy wpisał do ewidencji kolejne symbole Narodowego Odrodzenia Polski: Krzyż Celtycki, Zakaz Pedałowania, Orła w Koronie z Rózgami Liktorskimi, Krzyż i Miecz. Postanowienie jest prawomocne, a zwycięstwo w tej batalii ostateczne</text:span><text:span text:style-name="T2">."</text:span><text:span text:style-name="Odwołanie_20_przypisu_20_dolnego"><text:span text:style-name="T2"><text:note text:id="ftn1" text:note-class="footnote"><text:note-citation>1</text:note-citation><text:note-body><text:p text:style-name="Footnote"><text:a xlink:type="simple" xlink:href="http://www.nop.org.pl/2011/11/21/krzyz-celtycki-i-zakaz-pedalowania-zarejestrowane-jako-symbole-nop/"><text:span text:style-name="Internet_20_link">http://www.nop.org.pl/2011/11/21/krzyz-celtycki--zakaz-pedalowania-zarejestrowane-jako-symbole-nop/</text:span></text:a> (<text:span text:style-name="T6">Dodane dnia 21 lis 2011 o 12:45)</text:span></text:p></text:note-body></text:note></text:span></text:span><text:span text:style-name="T2">. </text:span></text:p>
      <text:p text:style-name="Standard"><text:span text:style-name="T2">Za tym idzie zaraz dobitne wskazanie sposobu działania względem tychże symboli <text:s/>w przestrzeni publicznej: "</text:span><text:span text:style-name="T4">Każda napaść na te symbole, w czym mieści się również napaść i pomówienia słowne, stanowi podstawę do działań prawnych, wzmacnianych ustawowo</text:span><text:span text:style-name="T2">" , i nieco dalej: "</text:span><text:span text:style-name="T4">Narodowe Odrodzenie Polski przygotowuje się także do postępowań przeciwko instytucjom publicznym oraz prywatnym, które znieważają lub będą znieważać nasze symbole – „falangę”, Zakaz Pedałowania, Krzyż Celtycki i inne</text:span><text:span text:style-name="T2">". W dalszej części wypowiedzi prezes </text:span><text:span text:style-name="T4">expresis verbis</text:span><text:span text:style-name="T2"> wskazuje priorytety tego działania: "</text:span><text:span text:style-name="T4">Jest to niezwykle istotne w wypadku szczególnie dwóch symboli: Zakazu Pedałowania oraz Krzyża Celtyckiego</text:span><text:span text:style-name="T2">".</text:span></text:p>
      <text:p text:style-name="P4"/>
      <text:p text:style-name="P5">NOWA FORMACJA SKRAJNEJ PRAWICY</text:p>
      <text:p text:style-name="Standard"><text:span text:style-name="T2">Tyle cytatów i faktów w tej sprawie. Rzecz w tym, że to nie koniec tego przełomowego </text:span><text:span text:style-name="T4">novum</text:span><text:span text:style-name="T2">. Warto powyższe skojarzyć z tym, że Marsz Niepodległości miał zostać zwieńczony ogłoszeniem powołania <text:s/>do życia skrajnie prawicowego Ruchu Narodowego (napisała o tym Gazeta Wyborcza</text:span><text:span text:style-name="Odwołanie_20_przypisu_20_dolnego"><text:span text:style-name="T2"><text:note text:id="ftn2" text:note-class="footnote"><text:note-citation>2</text:note-citation><text:note-body><text:p text:style-name="Footnote"><text:a xlink:type="simple" xlink:href="http://wyborcza.pl/1,75478,10649871,Powstaje_nowa_formacja_skrajnej_prawicy_Ruch_Narodowy.html"><text:span text:style-name="Internet_20_link">http://wyborcza.pl/1,75478,10649871,Powstaje_nowa_formacja_skrajnej_prawicy_Ruch_Narodowy.html</text:span></text:a><text:span text:style-name="T7"> (Ostatnia aktualizacja 2011-11-16 07:27</text:span></text:p></text:note-body></text:note></text:span></text:span><text:span text:style-name="T2">), co mieli uczynić pod pomnikiem Dmowskiego przedstawiciele Obozu Narodowo-Radykalnego (ONR) i Młodzieży Wszechpolskiej (MW). Inicjatywa ta nie doszła wówczas (jeszcze?) do skutku <text:s/>ze względu na "niedobry moment", czyli wiadome zamieszki podczas marszu. </text:span></text:p>
      <text:p text:style-name="Standard"><text:span text:style-name="T2">Tym, co nas w tej sprawie najbardziej uderzyło, jest brak odniesienia komentatorów opinii publicznej do tego zamierzenia- zupełnie, jakby to byłą inicjatywa codzienna i, co dziwniejsze wobec ostatnich gorących wydarzeń w Święto Niepodległości nie wpływających na ich wydźwięk. Zwłaszcza zaś polityczny wymiar zaangażowania organizatorów Marszu Niepodległości. Pomysłodawcy powstania Ruchu Narodowego nie kryją swych dalekosiężnych planów- jak podaje GW: "</text:span><text:span text:style-name="T9">Plan był taki: powstanie stowarzyszenie Marsz Niepodległości, które zorganizuje "największy marsz środowisk narodowych" 11 listopada. Potem zmieni się w organizację Ruch Narodowy. Po dwóch latach przekształci się w partię, która wystartuje w </text:span><text:a xlink:type="simple" xlink:href="http://wybory.gazeta.pl/Wyboryparlamentarne2011/0,0.html">wyborach parlamentarnych</text:a><text:span text:style-name="T8"> </text:span><text:span text:style-name="T9">w 2015 r</text:span><text:span text:style-name="T10">." I dalej, za GW, cele tego ruchu: "</text:span><text:span text:style-name="T9">Ruch ma być antyimigrancki, nacjonalistyczny i homofobiczny, ale dbający o grzeczny wizerunek "patriotycznej alternatywy opartej o wartości narodowe". W deklaracji ideowej na próbnej stronie Ruchu czytamy m.in.:- Naród Polski jedynym gospodarzem Państwa Polskiego, - Praworządne Państwo Polskie oparte o dorobek cywilizacji łacińskiej, Myśl polityczna oparta o najlepsze tradycje Obozu Narodowego".</text:span><text:span text:style-name="T10"><text:line-break/></text:span></text:p>
      <text:p text:style-name="P7">EKSPERCI I <text:s/>PRAWICOWE ZNAKI GRAFICZNE</text:p>
      <text:p text:style-name="Standard"><text:span text:style-name="T7">Obie sprawy splatają się nie tylko w wymiarze zadziwiającego braku wnikliwszej debaty publicznej </text:span><text:soft-page-break/><text:span text:style-name="T7">dotyczącej kondycji polityczno-ideowej polskiego społeczeństwa, ale także w jej wymiarze, <text:s text:c="3"/>nazwijmy to, "eksperckim". <text:s/>U dołu wzmiankowanego wyżej oświadczenia prezesa NOP znajduje się bowiem ekspertyza sądowa uzasadniająca brak przeszkód do zarejestrowania tych znaków. Powiedzmy od razu: ekspertyza zadziwiająca, zarówno w swej <text:s/>ogólnej wymowie, jak i w konkretach. Zaczynając od ogólnego postanowienia ekspertów, brzmi ona następująco: "</text:span><text:span text:style-name="T9">W odpowiedzi na Postanowienie o dopuszczeniu z urzędu biegłych <text:s/>z dnia (...) na okoliczność ustalenia znaczenia wzorów znaków graficznych załączonych do pisma (...) w szczególności ustalenia, czy znakom tym można przypisać, w sposób jednoznaczny, treść o charakterze totalitarnym, nazistowskim, faszystowskim, rasistowskim i nienawiści narodowej informujemy, że- naszym zdaniem- symbolom partii: Krzyż i Miecz, Orzeł w koronie z Krzyżem z rózgami liktorskimi, Symbol "Zakaz Pedałowania" i Krzyż Celtycki nie można przypisać w sposób jednoznaczny treści o charakterze totalitarnym, nazistowskim, faszystowskim, rasistowskim i nienawiści narodowej" (</text:span><text:span text:style-name="T7">pisownia oryginału</text:span><text:span text:style-name="T9">). </text:span></text:p>
      <text:p text:style-name="P6">Przyjrzyjmy się zatem dokładniej tym symbolom i eksperckim uzasadnieniom do nich. Najpierw słów kilka o samych znakach.</text:p>
      <text:p text:style-name="Standard"><text:span text:style-name="T11">KRZYŻ CELTYCKI:</text:span><text:span text:style-name="T7"> <text:s/></text:span></text:p>
      <text:p text:style-name="P12"><text:span text:style-name="T13">Stylizowany równoramienny krzyż celtycki w formie identycznej z zalegalizowaną dla Narodowego Odrodzenia Polski jest symbolem zakazanego w Niemczech Narodowosocjalistycznego Ruchu Niemiec / Partii Pracy (Volkssozialistische Bewegung Deutschlands / Partei der Arbeit“ (VSBD/PdA)). Partia ta przejęła do swojej flagi, graficznie łudząco podobnej do flagi NSDAP, w miejsce hitlerowskiej swastyki właśnie upodobniony do niej graficznie równoramienny krzyż celtycki. Ruch ten został zdelegalizowany w Niemczech w roku 1982 i odtąd zakazane jest użycie jego symboli. Co więcej, zgodnie z wyrokiem niemieckiego Sądu Federalnego, czyli najwyższego trybunału Republiki Federalnej Niemiec, z dnia </text:span><text:span text:style-name="T14">01.10.2008</text:span><text:span text:style-name="T13"> nie wolno używać w Niemczech symbolu równoramiennego krzyża celtyckiego także samego w sobie to jest bez związku z symbolami wspomnianej wyżej organizacji. W uzasadnieniu tegoż wyroku stwierdzono, że pozwolenie na użycie równoramiennego krzyża celtyckiego pozwoliłoby byłym członkom czy sympatykom zakazanego Ruchu rozpowszechnić ów symbol w przestrzeni publicznej pod pretekstem jego tradycyjnego znaczenia, faktycznie jednak byłby to publicznie obecny symbol owej organizacji. Stąd generalny zakaz użycia tego znaku. Wyrok taki jest w pełni zrozumiały w świetle powodów, dla których zdelegalizowano Narodowosocjalistyczny Ruch Niemiec / Partię Pracy – wobec sprzeczności jej idei i celów z porządkiem demokratycznym. Równoramienny krzyż celtycki odróżnia się jednak od tradycyjnego wysokiego krzyża celtyckiego (z dolnym ramieniem długim), </text:span><text:span text:style-name="T12">który jest jednym z tradycyjnych znaków celtyckiego chrześcijaństwa i </text:span><text:span text:style-name="T13">którego użycie nie jest w Niemczech zakazane. </text:span></text:p>
      <text:p text:style-name="P9">Uzasadnienie podane przez sąd niemiecki powinno dać do myślenia tym, którzy tak niefrasobliwie stwierdzają, że równoramiennemu krzyżowi celtyckiemu (oraz innym znakom Narodowego Odrodzenia Polski) „nie można przypisać w sposób jednoznaczny treści o charakterze totalitarnym, nazistowskim, faszystowskim, rasistowskim i nienawiści narodowej”. W europejskiej przestrzeni publicznej wspomniany symbol nie funkcjonuje bowiem już jedynie w swoim dawnym znaczeniu kulturowym, ale został przejęty przez ruchy neonazistowskie i naznaczony nowymi treściami. (Analogicznie kiedyś został przejęty, zawłaszczony i znieprawiony praindoeuropejski symbol swastyki.) Stąd użycie stylizowanego równoramiennego krzyża celtyckiego dzisiaj w Polsce nie może nie być traktowane jako nawiązanie do ideologii ruchów nazistowskich i znak wspólnoty ideowej z nimi. W takim świetle odpowiedni fragment ekspertyzy brzmi jednoznacznie stronniczo, co zresztą eksperci wprost mówią: „stawiając wyżej interes strony zainteresowanej należy przyjąć, że Narodowe Odrodzenie Polski obierając ów znak za swój symbol, odwołuje się bardziej do jego katolickiej i słowiańskiej, a więc polskiej, narodowej wymowy, niż do faktu, iż symbol ten stosowany jest przez niektóre organizacje neofaszystowskie, np. Niemieckie”. Uzasadnienie to jest po pierwsze ewidentnie stronnicze, choć nawet wtedy nie jest w stanie zaprzeczyć nawiązaniom krzyża celtyckiego do symboliki neonazistowskiej – autorzy stwierdzają jedynie, że „ odwołuje się [on] bardziej” do wymowy katolickiej i słowiańskiej niż do neonazistowskiej. W ekspertyzie <text:soft-page-break/>znajdziemy ponadto uwypuklenie <text:s/>akceptacji katolickiej dla „jednej z uznanych form krzyża” bez rozróżnienia, którego dokonały instancje niemieckie. Ten nacisk na akceptację katolicką dochodzi mimochodem do głosu także w kolejności wyrażeń: „wymowa katolicka i słowiańska” - choć naturalna byłaby kolejność genetyczna: słowiańska i katolicka. To są niestety ewidentne ślady świadomej lub nieświadomej manipulacji ekspertów w „interesie strony zainteresowanej”, jak to sami napisali, bowiem takie sformułowanie ekspertyzy zakrywa trudne do przyjęcia elementy wymowy analizowanego znaku a uwypukla te, których sąd nie zakwestionuje.</text:p>
      <text:p text:style-name="Standard"/>
      <text:p text:style-name="P11"><text:span text:style-name="T11">ZNAK FALANGA –</text:span><text:span text:style-name="T7"> nawiązanie do symbolu jednej z odszczepieńczych grup przedwojennego Obozu Narodowo Radykalnego, frakcji Bolesława Piaseckiego. Także do tego symbolu trzeba odnieść uwagi sformułowane przez nas w związku z niemieckim zakazem równoramiennego krzyża celtyckiego: znak ten nie może być traktowany jako nieobciążony historią – bo ciąży na nim aktywność publiczna przedwojennych falangistów polskich – w szczególności ich aktywność ostro i jawnie antysemicka, kult przemocy i zakwestionowanie porządku demokratycznego. Dochodzą do tego skojarzenia z aktywnością Falangi hiszpańskiej podczas wojny domowej w Hiszpanii. W deklaracji ideowej dzisiejszego polskiego Obozu Narodowo-Radykalnego, posługującego się tym samym znakiem „falangi” znajdujemy następujący punkt: „Odrzucenie demokracji jako reżimu wrogiego Cywilizacji Europejskiej, który za miernik prawdy przyjmuje wolę większości kierującej się najczęściej niskimi pobudkami” - jak można w tego rodzaju deklaracjach nie dostrzec jednoznacznego obciążenia wspomnianego znaku treściami tptalitarnymi, jak to czynią cytowani eksperci, pozostaje dla nas tajemnicą. </text:span></text:p>
      <text:p text:style-name="Standard"/>
      <text:p text:style-name="Standard"><text:span text:style-name="T11">ZNAK "ZAKAZ PEDAŁOWANIA": </text:span><text:span text:style-name="T7">tego znaku chyba nie trzeba przedstawiać, w oględnym opisie przedstawia on uproszczoną graficznie wizualizację homoseksualnego seksu analnego, stylizowaną na </text:span></text:p>
      <text:p text:style-name="Standard"/>
      <text:p text:style-name="P11"><text:span text:style-name="T7">Deklaracja „</text:span><text:span text:style-name="T5">Trzeciej Pozycji” NOP: m.in. Stwierdzenie, że „homoseksualizm jest złem absolutnym”</text:span></text:p>
      <text:p text:style-name="P8"/>
      <text:p text:style-name="P11"><text:span text:style-name="T11">ORZEŁ W KORONIE Z KRZYŻEM I RÓZGAMI LIKTORSKIMI Z TOPOREM </text:span><text:span text:style-name="T7">– autorzy ekspertyzy skupiają uwagę na wykazaniu wieloznaczności symbolu, a w szczególności na wykazaniu, że użycie w nim obrazu rózg liktorskich (fasces), które dały nazwę włoskiemu faszyzmowi jako jego symbol nie musi odnosić do faszyzmu, a raczej do silnej władzy państwowej. Autorzy przypominają również, że znak ten wykorzystywany jest w symbolice państwowej Republiki Francuskiej i Stanów Zjednoczonych.</text:span></text:p>
      <text:p text:style-name="P10"/>
      <text:p text:style-name="Standard"><text:span text:style-name="T11">Uzasdnienia eksperów</text:span><text:span text:style-name="T10"><text:line-break/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PUQHDF+Arial-BoldMT" svg:font-family="PUQHDF+Arial-BoldMT"/>
    <style:font-face style:name="VAUGVE+TimesNewRomanPSMT" svg:font-family="VAUGVE+TimesNewRomanPSMT"/>
    <style:font-face style:name="DejaVu Sans1" svg:font-family="'DejaVu Sans', 'Arial Unicode MS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Arial Unicode M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pl" fo:country="PL" style:letter-kerning="true" style:font-name-asian="DejaVu Sans1" style:font-size-asian="12pt" style:font-name-complex="DejaVu Sans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agłówek1" style:family="paragraph" style:parent-style-name="Standard" style:next-style-name="Text_20_body">
      <style:paragraph-properties fo:margin-top="0.423cm" fo:margin-bottom="0.499cm" fo:keep-with-next="always"/>
      <style:text-properties style:font-name="Liberation Sans1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Nagłówek1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myślna_20_czcionka_20_akapitu" style:display-name="Domyślna czcionka akapitu" style:family="text"/>
    <style:style style:name="Footnote_20_Symbol" style:display-name="Footnote Symbol" style:family="text"/>
    <style:style style:name="Odwołanie_20_przypisu_20_dolnego" style:display-name="Odwołanie przypisu dolnego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dnote_20_Symbol" style:display-name="Endnote Symbol" style:family="text">
      <style:text-properties style:text-position="super 58%"/>
    </style:style>
    <style:style style:name="WW-Znaki_20_przypisów_20_końcowych" style:display-name="WW-Znaki przypisów końcowych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0:12:00</meta:creation-date>
    <dc:date>2011-11-22T16:46:07</dc:date>
    <meta:editing-cycles>4</meta:editing-cycles>
    <meta:editing-duration>PT00H03M51S</meta:editing-duration>
    <meta:generator>OpenOffice.org/3.2$Linux OpenOffice.org_project/320m15$Build-9492</meta:generator>
    <meta:document-statistic meta:table-count="0" meta:image-count="0" meta:object-count="0" meta:page-count="3" meta:paragraph-count="23" meta:word-count="1380" meta:character-count="10668"/>
    <meta:user-defined meta:name="Informacja 1"/>
    <meta:user-defined meta:name="Informacja 2"/>
    <meta:user-defined meta:name="Informacja 3"/>
    <meta:user-defined meta:name="Informacja 4"/>
  </office:meta>
</office:document-meta>
</file>